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draw:stroke="solid" draw:marker-start="" draw:marker-end="Arrow" draw:marker-end-width="0.3cm" draw:fill="none" draw:textarea-vertical-align="middle" draw:shadow="hidden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7" style:family="graphic" style:parent-style-name="standard">
      <style:graphic-properties svg:stroke-color="#333333" draw:fill="none" draw:textarea-horizontal-align="justify" draw:textarea-vertical-align="middle" draw:auto-grow-height="false" draw:shadow="hidden"/>
    </style:style>
    <style:style style:name="gr8" style:family="graphic" style:parent-style-name="objectwithoutfill">
      <style:graphic-properties draw:stroke="solid" draw:marker-end="Arrow" draw:marker-end-width="0.3cm" draw:fill="none" draw:textarea-vertical-align="middle" draw:shadow="hidden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83cm" svg:height="0.806cm" svg:x="20.377cm" svg:y="0.464cm">
          <draw:text-box>
            <text:p text:style-name="P1"><text:span text:style-name="T1">Frontend</text:span></text:p>
          </draw:text-box>
        </draw:frame>
        <draw:frame draw:style-name="gr1" draw:text-style-name="P1" draw:layer="layout" svg:width="2.432cm" svg:height="0.806cm" svg:x="5.188cm" svg:y="0.464cm">
          <draw:text-box>
            <text:p text:style-name="P1"><text:span text:style-name="T1">Backend</text:span></text:p>
          </draw:text-box>
        </draw:frame>
        <draw:rect draw:style-name="gr2" draw:text-style-name="P3" draw:layer="layout" svg:width="3.81cm" svg:height="1.905cm" svg:x="20.955cm" svg:y="5.08cm">
          <text:p text:style-name="P2"><text:span text:style-name="T2">Контроллеры</text:span></text:p>
        </draw:rect>
        <draw:rect draw:style-name="gr2" draw:text-style-name="P3" draw:layer="layout" svg:width="3.81cm" svg:height="1.905cm" svg:x="23.495cm" svg:y="8.255cm">
          <text:p text:style-name="P2"><text:span text:style-name="T2">Представления</text:span></text:p>
        </draw:rect>
        <draw:rect draw:style-name="gr2" draw:text-style-name="P3" draw:layer="layout" svg:width="3.81cm" svg:height="1.905cm" svg:x="18.415cm" svg:y="8.255cm">
          <text:p text:style-name="P2"><text:span text:style-name="T2">Модели</text:span></text:p>
        </draw:rect>
        <draw:line draw:style-name="gr3" draw:text-style-name="P2" draw:layer="layout" svg:x1="21.59cm" svg:y1="8.255cm" svg:x2="21.59cm" svg:y2="6.985cm">
          <text:p/>
        </draw:line>
        <draw:line draw:style-name="gr4" draw:text-style-name="P2" draw:layer="layout" svg:x1="24.13cm" svg:y1="6.985cm" svg:x2="24.13cm" svg:y2="8.255cm">
          <text:p/>
        </draw:line>
        <draw:rect draw:style-name="gr2" draw:text-style-name="P4" draw:layer="layout" svg:width="3.81cm" svg:height="1.905cm" svg:x="12.065cm" svg:y="5.08cm">
          <text:p text:style-name="P4"><text:span text:style-name="T3">RESTful API</text:span></text:p>
        </draw:rect>
        <draw:line draw:style-name="gr4" draw:text-style-name="P2" draw:layer="layout" svg:x1="20.955cm" svg:y1="6.35cm" svg:x2="15.875cm" svg:y2="6.35cm">
          <text:p/>
        </draw:line>
        <draw:line draw:style-name="gr5" draw:text-style-name="P2" draw:layer="layout" svg:x1="13.97cm" svg:y1="1.27cm" svg:x2="13.97cm" svg:y2="4.445cm">
          <text:p/>
        </draw:line>
        <draw:line draw:style-name="gr5" draw:text-style-name="P2" draw:layer="layout" svg:x1="13.97cm" svg:y1="7.62cm" svg:x2="13.97cm" svg:y2="17.145cm">
          <text:p/>
        </draw:line>
        <draw:rect draw:style-name="gr2" draw:text-style-name="P4" draw:layer="layout" svg:width="3.81cm" svg:height="1.905cm" svg:x="6.985cm" svg:y="4.445cm">
          <text:p text:style-name="P4"><text:span text:style-name="T3">Котроллеры для </text:span></text:p>
          <text:p text:style-name="P4"><text:span text:style-name="T3">работы с </text:span></text:p>
          <text:p text:style-name="P4"><text:span text:style-name="T3">RESTful api</text:span></text:p>
        </draw:rect>
        <draw:frame draw:style-name="gr1" draw:text-style-name="P5" draw:layer="layout" svg:width="3.512cm" svg:height="1.039cm" svg:x="24.488cm" svg:y="6.985cm">
          <draw:text-box>
            <text:p><text:span text:style-name="T3">Выводим модель</text:span></text:p>
            <text:p><text:span text:style-name="T3">На представление</text:span></text:p>
          </draw:text-box>
        </draw:frame>
        <draw:frame draw:style-name="gr1" draw:text-style-name="P5" draw:layer="layout" svg:width="3.491cm" svg:height="0.645cm" svg:x="18.415cm" svg:y="7.61cm">
          <draw:text-box>
            <text:p><text:span text:style-name="T3">Работа с моделью</text:span></text:p>
          </draw:text-box>
        </draw:frame>
        <draw:frame draw:style-name="gr1" draw:text-style-name="P5" draw:layer="layout" svg:width="2.983cm" svg:height="0.645cm" svg:x="16.664cm" svg:y="5.705cm">
          <draw:text-box>
            <text:p><text:span text:style-name="T3">Запрос данных</text:span></text:p>
          </draw:text-box>
        </draw:frame>
        <draw:frame draw:style-name="gr1" draw:text-style-name="P5" draw:layer="layout" svg:width="4.041cm" svg:height="0.645cm" svg:x="16.702cm" svg:y="6.35cm">
          <draw:text-box>
            <text:p><text:span text:style-name="T3">Возвращение данных</text:span></text:p>
          </draw:text-box>
        </draw:frame>
        <draw:frame draw:style-name="gr1" draw:text-style-name="P5" draw:layer="layout" svg:width="2.356cm" svg:height="0.645cm" svg:x="10.979cm" svg:y="4.435cm">
          <draw:text-box>
            <text:p><text:span text:style-name="T3">Http запрос</text:span></text:p>
          </draw:text-box>
        </draw:frame>
        <draw:frame draw:style-name="gr6" draw:text-style-name="P5" draw:layer="layout" svg:width="1.905cm" svg:height="1.039cm" svg:x="10.795cm" svg:y="5.946cm">
          <draw:text-box>
            <text:p><text:span text:style-name="T3">json ответ</text:span></text:p>
          </draw:text-box>
        </draw:frame>
        <draw:rect draw:style-name="gr2" draw:text-style-name="P4" draw:layer="layout" svg:width="3.81cm" svg:height="1.905cm" svg:x="1.27cm" svg:y="4.445cm">
          <text:p text:style-name="P4"><text:span text:style-name="T3">Модели для работы</text:span></text:p>
          <text:p text:style-name="P4"><text:span text:style-name="T3"><text:s/></text:span><text:span text:style-name="T3">с RESTful API</text:span></text:p>
        </draw:rect>
        <draw:custom-shape draw:style-name="gr7" draw:text-style-name="P3" draw:layer="layout" svg:width="2.54cm" svg:height="2.54cm" svg:x="1.905cm" svg:y="10.795cm">
          <text:p text:style-name="P2"><text:span text:style-name="T2">БД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2" draw:layer="layout" svg:x1="3.175cm" svg:y1="10.795cm" svg:x2="3.175cm" svg:y2="6.35cm">
          <text:p/>
        </draw:line>
        <draw:line draw:style-name="gr8" draw:text-style-name="P2" draw:layer="layout" svg:x1="5.08cm" svg:y1="5.715cm" svg:x2="6.985cm" svg:y2="5.715cm">
          <text:p/>
        </draw:line>
        <draw:frame draw:style-name="gr1" draw:text-style-name="P5" draw:layer="layout" svg:width="1.738cm" svg:height="0.645cm" svg:x="5.08cm" svg:y="5.08cm">
          <draw:text-box>
            <text:p><text:span text:style-name="T3">данные</text:span></text:p>
          </draw:text-box>
        </draw:frame>
        <draw:line draw:style-name="gr4" draw:text-style-name="P2" draw:layer="layout" svg:x1="12.065cm" svg:y1="5.08cm" svg:x2="10.795cm" svg:y2="5.08cm">
          <text:p/>
        </draw:line>
        <draw:line draw:style-name="gr4" draw:text-style-name="P2" draw:layer="layout" svg:x1="10.795cm" svg:y1="5.715cm" svg:x2="12.065cm" svg:y2="5.715cm">
          <text:p/>
        </draw:line>
        <draw:frame draw:style-name="gr1" draw:text-style-name="P1" draw:layer="layout" svg:width="2.322cm" svg:height="0.806cm" svg:x="7.838cm" svg:y="12.7cm">
          <draw:text-box>
            <text:p text:style-name="P1"><text:span text:style-name="T1">Console</text:span></text:p>
          </draw:text-box>
        </draw:frame>
        <draw:rect draw:style-name="gr2" draw:text-style-name="P4" draw:layer="layout" svg:width="3.81cm" svg:height="1.905cm" svg:x="5.08cm" svg:y="13.97cm">
          <text:p text:style-name="P4"><text:span text:style-name="T3">Миграции</text:span></text:p>
        </draw:rect>
        <draw:line draw:style-name="gr4" draw:text-style-name="P2" draw:layer="layout" svg:x1="6.985cm" svg:y1="13.97cm" svg:x2="3.175cm" svg:y2="13.335cm">
          <text:p/>
        </draw:line>
        <draw:rect draw:style-name="gr2" draw:text-style-name="P4" draw:layer="layout" svg:width="3.81cm" svg:height="1.905cm" svg:x="9.525cm" svg:y="13.97cm">
          <text:p text:style-name="P4"><text:span text:style-name="T3">RBAC контроллер</text:span></text:p>
        </draw:rect>
        <draw:line draw:style-name="gr4" draw:text-style-name="P2" draw:layer="layout" svg:x1="11.43cm" svg:y1="13.97cm" svg:x2="8.89cm" svg:y2="6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16:08:34.892000000</meta:creation-date>
    <dc:date>2015-04-15T16:33:02.559000000</dc:date>
    <meta:editing-duration>PT10M13S</meta:editing-duration>
    <meta:editing-cycles>2</meta:editing-cycles>
    <meta:generator>LibreOffice/4.2.1.1$Windows_x86 LibreOffice_project/d7dbbd7842e6a58b0f521599204e827654e1fb8b</meta:generator>
    <meta:document-statistic meta:object-count="30"/>
  </office:meta>
</office:document-meta>
</file>